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Array Method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JavaScript Array length</text:p>
          </draw:text-box>
        </draw:frame>
        <draw:frame draw:style-name="gr2" draw:text-style-name="P3" draw:layer="layout" svg:width="26.5cm" svg:height="3.095cm" svg:x="0.5cm" svg:y="3cm">
          <draw:text-box>
            <text:p>The length property returns the length (size) of an array:</text:p>
            <text:p/>
            <text:p>const fruits = ["Banana", "Orange", "Apple", "Mango"];</text:p>
            <text:p>let size = fruits.length;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JavaScript Array toString()</text:p>
          </draw:text-box>
        </draw:frame>
        <draw:frame draw:style-name="gr2" draw:text-style-name="P3" draw:layer="layout" svg:width="26.5cm" svg:height="5.228cm" svg:x="0.5cm" svg:y="2.5cm">
          <draw:text-box>
            <text:p>The JavaScript method toString() converts an array to a string of (comma separated) array values.</text:p>
            <text:p/>
            <text:p>const fruits = ["Banana", "Orange", "Apple", "Mango"];</text:p>
            <text:p>document.getElementById("demo").innerHTML = fruits.toString();</text:p>
            <text:p/>
            <text:p>Banana,Orange,Apple,Mang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Join() Method</text:p>
          </draw:text-box>
        </draw:frame>
        <draw:frame draw:style-name="gr2" draw:text-style-name="P3" draw:layer="layout" svg:width="26cm" svg:height="5.939cm" svg:x="0.5cm" svg:y="2.5cm">
          <draw:text-box>
            <text:p>The join() method also joins all array elements into a string.</text:p>
            <text:p/>
            <text:p>It behaves just like toString(), but in addition you can specify the separator:</text:p>
            <text:p/>
            <text:p>const fruits = ["Banana", "Orange", "Apple", "Mango"];</text:p>
            <text:p>document.getElementById("demo").innerHTML = fruits.join(" * ");</text:p>
            <text:p/>
            <text:p>Banana * Orange * Apple * Mang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Popping and Pushing</text:p>
          </draw:text-box>
        </draw:frame>
        <draw:frame draw:style-name="gr2" draw:text-style-name="P3" draw:layer="layout" svg:width="26.5cm" svg:height="11.498cm" svg:x="0.2cm" svg:y="2.2cm">
          <draw:text-box>
            <text:p><text:span text:style-name="T1">When you work with arrays, it is easy to remove elements and add new elements.</text:span></text:p>
            <text:p/>
            <text:p><text:span text:style-name="T1">This is what popping and pushing is:</text:span></text:p>
            <text:p/>
            <text:p><text:span text:style-name="T1">Popping items out of an array, or pushing items into an array.</text:span></text:p>
            <text:p/>
            <text:p><text:span text:style-name="T2">JavaScript Array pop()</text:span></text:p>
            <text:p><text:span text:style-name="T3"/></text:p>
            <text:p><text:span text:style-name="T4">The pop() method removes the last element from an array: </text:span></text:p>
            <text:p><text:span text:style-name="T5"/></text:p>
            <text:p><text:span text:style-name="T4">const fruits = ["Banana", "Orange", "Apple", "Mango"];</text:span></text:p>
            <text:p><text:span text:style-name="T4">fruits.pop();</text:span></text:p>
            <text:p><text:span text:style-name="T5"/></text:p>
            <text:p><text:span text:style-name="T4">The pop() method returns the value that was "popped out":</text:span></text:p>
            <text:p><text:span text:style-name="T5"/></text:p>
            <text:p><text:span text:style-name="T4">const fruits = ["Banana", "Orange", "Apple", "Mango"];</text:span></text:p>
            <text:p><text:span text:style-name="T4">let fruit = fruits.pop(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JavaScript Array push()</text:p>
          </draw:text-box>
        </draw:frame>
        <draw:frame draw:style-name="gr2" draw:text-style-name="P3" draw:layer="layout" svg:width="27cm" svg:height="6.65cm" svg:x="0.5cm" svg:y="2.5cm">
          <draw:text-box>
            <text:p>The push() method adds a new element to an array (at the end):</text:p>
            <text:p/>
            <text:p>const fruits = ["Banana", "Orange", "Apple", "Mango"];</text:p>
            <text:p>fruits.push("Kiwi");</text:p>
            <text:p/>
            <text:p>The push() method returns the new array length:</text:p>
            <text:p/>
            <text:p>const fruits = ["Banana", "Orange", "Apple", "Mango"];</text:p>
            <text:p>let length = fruits.push("Kiwi")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Shifting Elements</text:p>
          </draw:text-box>
        </draw:frame>
        <draw:frame draw:style-name="gr2" draw:text-style-name="P3" draw:layer="layout" svg:width="25cm" svg:height="10.205cm" svg:x="0.5cm" svg:y="2.5cm">
          <draw:text-box>
            <text:p>Shifting is equivalent to popping, but working on the first element instead of the last.</text:p>
            <text:p/>
            <text:p><text:span text:style-name="T3">JavaScript Array shift()</text:span></text:p>
            <text:p/>
            <text:p>The shift() method removes the first array element and "shifts" all other elements to a lower index.</text:p>
            <text:p/>
            <text:p>const fruits = ["Banana", "Orange", "Apple", "Mango"];</text:p>
            <text:p>fruits.shift();</text:p>
            <text:p/>
            <text:p>The shift() method returns the value that was "shifted out":</text:p>
            <text:p/>
            <text:p>const fruits = ["Banana", "Orange", "Apple", "Mango"];</text:p>
            <text:p>let fruit = fruits.shift()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JavaScript Array unshift()</text:p>
          </draw:text-box>
        </draw:frame>
        <draw:frame draw:style-name="gr2" draw:text-style-name="P3" draw:layer="layout" svg:width="25.5cm" svg:height="7.361cm" svg:x="1cm" svg:y="2.5cm">
          <draw:text-box>
            <text:p>The unshift() method adds a new element to an array (at the beginning), and "unshifts" older elements:</text:p>
            <text:p/>
            <text:p>const fruits = ["Banana", "Orange", "Apple", "Mango"];</text:p>
            <text:p>fruits.unshift("Lemon");</text:p>
            <text:p/>
            <text:p>The unshift() method returns the new array length:</text:p>
            <text:p/>
            <text:p>const fruits = ["Banana", "Orange", "Apple", "Mango"];</text:p>
            <text:p>fruits.unshift("Lemon")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Comparing and Contrasting: push() and unshift()</text:p>
          </draw:text-box>
        </draw:frame>
        <draw:frame draw:style-name="gr3" draw:text-style-name="P3" draw:layer="layout" svg:width="26cm" svg:height="8.783cm" svg:x="1cm" svg:y="3cm">
          <draw:text-box>
            <text:p>Both push() and unshift() are used to add elements to the array but push() appends the element to the array while unshift() prepends the element to the array.</text:p>
            <text:p/>
            <text:p><text:span text:style-name="T3">On a side note</text:span></text:p>
            <text:p>One more way to append an element to an array is using the length property:</text:p>
            <text:p/>
            <text:p>The length property provides an easy way to append a new element to an array:</text:p>
            <text:p/>
            <text:p>const fruits = ["Banana", "Orange", "Apple", "Mango"];</text:p>
            <text:p>fruits[fruits.length] = "Kiwi"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Changing Elements</text:p>
          </draw:text-box>
        </draw:frame>
        <draw:frame draw:style-name="gr2" draw:text-style-name="P3" draw:layer="layout" svg:width="27cm" svg:height="8.072cm" svg:x="0.5cm" svg:y="2.5cm">
          <draw:text-box>
            <text:p>Array elements are accessed using their index number:</text:p>
            <text:p/>
            <text:p>Array indexes start with 0:</text:p>
            <text:p/>
            <text:p>[0] is the first array element</text:p>
            <text:p>[1] is the second</text:p>
            <text:p>[2] is the third ...</text:p>
            <text:p/>
            <text:p/>
            <text:p>const fruits = ["Banana", "Orange", "Apple", "Mango"];</text:p>
            <text:p>fruits[0] = "Kiwi"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placeholder="true">
          <draw:text-box/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https://www.w3schools.com/js/js_array_methods.as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8T11:04:57.806639204</meta:creation-date>
    <meta:editing-duration>PT2H1M44S</meta:editing-duration>
    <meta:editing-cycles>3</meta:editing-cycles>
    <meta:generator>LibreOffice/7.3.7.2$Linux_X86_64 LibreOffice_project/30$Build-2</meta:generator>
    <dc:title>Blue Curve</dc:title>
    <dc:date>2023-09-28T13:30:03.308749318</dc:date>
    <meta:document-statistic meta:object-count="78"/>
  </office:meta>
</office:document-meta>
</file>